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MásDifícilesYTécnicasUtilizadas" style:family="table">
      <style:table-properties style:width="17cm" table:align="margins" fo:keep-with-next="auto" style:may-break-between-rows="true" style:writing-mode="lr-tb"/>
    </style:style>
    <style:style style:name="TraduccionesMásDifícilesYTécnicasUtilizadas.A" style:family="table-column">
      <style:table-column-properties style:column-width="3.179cm" style:rel-column-width="12252*"/>
    </style:style>
    <style:style style:name="TraduccionesMásDifícilesYTécnicasUtilizadas.B" style:family="table-column">
      <style:table-column-properties style:column-width="11.056cm" style:rel-column-width="42620*"/>
    </style:style>
    <style:style style:name="TraduccionesMásDifícilesYTécnicasUtilizadas.C" style:family="table-column">
      <style:table-column-properties style:column-width="2.766cm" style:rel-column-width="10663*"/>
    </style:style>
    <style:style style:name="TraduccionesMásDifícilesYTécnicasUtilizadas.A1" style:family="table-cell">
      <style:table-cell-properties fo:padding="0.097cm" fo:border-left="0.002cm solid #000000" fo:border-right="none" fo:border-top="0.002cm solid #000000" fo:border-bottom="0.002cm solid #000000"/>
    </style:style>
    <style:style style:name="TraduccionesMásDifícilesYTécnicasUtilizadas.C1" style:family="table-cell">
      <style:table-cell-properties fo:padding="0.097cm" fo:border="0.002cm solid #000000"/>
    </style:style>
    <style:style style:name="TraduccionesMásDifícilesYTécnicasUtilizadas.A2" style:family="table-cell">
      <style:table-cell-properties fo:padding="0.097cm" fo:border-left="0.002cm solid #000000" fo:border-right="none" fo:border-top="none" fo:border-bottom="0.002cm solid #000000"/>
    </style:style>
    <style:style style:name="TraduccionesMásDifícilesYTécnicasUtiliz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T3" style:family="text">
      <style:text-properties fo:color="#800000"/>
    </style:style>
    <style:style style:name="T4"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Desarrollo Web Ágil con Rails (Redacción)</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1</text:user-defined></text:p>
          </table:table-cell>
          <table:table-cell table:style-name="Versiones.B2" office:value-type="string">
            <text:p text:style-name="P12">Empezando la redacción</text:p>
          </table:table-cell>
        </table:table-row>
        <table:table-row>
          <table:table-cell table:style-name="Versiones.A3" office:value-type="string">
            <text:p text:style-name="P11"/>
          </table:table-cell>
          <table:table-cell table:style-name="Versiones.B2" office:value-type="string">
            <text:p text:style-name="P12"/>
          </table:table-cell>
        </table:table-row>
        <table:table-row>
          <table:table-cell table:style-name="Versiones.A2" office:value-type="string">
            <text:p text:style-name="P11"/>
          </table:table-cell>
          <table:table-cell table:style-name="Versiones.B2" office:value-type="string">
            <text:p text:style-name="P12"/>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Introducción<text:tab/>3</text:p>
          <text:p text:style-name="P16">2. Traducción del texto<text:tab/>3</text:p>
          <text:p text:style-name="P16">3. Traducciones más difíciles y técnicas de traducción utilizadas<text:tab/>4</text:p>
        </text:index-body>
      </text:table-of-content>
      <text:p text:style-name="P14"/>
      <text:section text:style-name="Sect4" text:name="Área2">
        <text:h text:style-name="P15" text:outline-level="1">1. Introducción</text:h>
        <text:p text:style-name="Text_20_body">El texto que se traduce en esta redacción se ha tomado del libro “Agile Web Development with Rails” de la editorial “The Pragmatic Programmers”. En concreto, para facilitar la lectura, se ha tomado el capítulo 1.</text:p>
        <text:p text:style-name="Text_20_body"/>
        <text:h text:style-name="Heading_20_1" text:outline-level="1">2. Traducción del texto</text:h>
        <text:p text:style-name="P7">Capítulo 1</text:p>
        <text:p text:style-name="P7">Introducción</text:p>
        <text:p text:style-name="P7">Ruby on Rails es un infraestructura software que facilita el desarrollo, despliegue y mantenimiento de aplicaciones web. Durante los meses <text:span text:style-name="T3">siguientes</text:span> a su lanzamiento inicial, Rails pasó de ser un desconocido a un fenómeno mundial. Ha ganado premios y, <text:s/>lo más importante, se ha convertido en la infraestructura software elegida para la implementación de las llamadas aplicaciones de la Web 2.0. No es sólo una moda entre los hackers avanzados ya que muchas compañías internacionales están usando Rails para crear sus aplicaciones web.</text:p>
        <text:p text:style-name="P7"/>
        <text:p text:style-name="P7">¿Por qué <text:span text:style-name="T3">ocurre</text:span> eso? Puede ser por muchas razones.</text:p>
        <text:p text:style-name="P7"/>
        <text:p text:style-name="P7">En primer lugar, parece haber un gran número de desarrolladores que han sido defraudados por las tecnologías que utilizaron al crear aplicaciones web. No importaba si han usado Java, PHP o .NET – estaba creciendo la sensación de que su trabajo era simplemente demasiado duro. Y luego, de repente, cuando vino Rails, es más fácil.</text:p>
        <text:p text:style-name="P7"/>
        <text:p text:style-name="P7">Pero no bastaba con la sencillez. Estamos hablando de verdaderos desarrolladores escribiendo sitios web del mundo real. Querían saber que las aplicaciones que estaban desarrollando podían afrontar el paso del tiempo – que diseñaron e implementaron utilizando técnicas modernas y profesionales. Entonces esos desarrolladores profundizaron en Rails y descubrieron que no era sólo una herramienta para crear sitios web.</text:p>
        <text:p text:style-name="P7"/>
        <text:p text:style-name="P7">Por ejemplo, todas las aplicaciones en Rails están implementadas usando el paradigma Modelo-Vista-Controlador (MVC). Los desarrolladores de Java están usando infraestructuras software tales como Tapestry y Structs, que están basados en MVC. Pero Rails lleva MVC más lejos: cuando desarrollas en Rails, hay un sitio para cada parte de código y todas los componentes de tu aplicación interactuan de una manera común. Es como si empezara con el esqueleto de una aplicación siempre preparado.</text:p>
        <text:p text:style-name="P7"/>
        <text:p text:style-name="P7">Los programadores profesionales escriben pruebas y otra vez Rails lo permite. Todas las aplicaciones en Rails son compatibles con las pruebas. Cuando añades una funcionalidad al código, automaticamente Rails crea unos interfaces para verificar dicha funcionalidad. La infraestructura software hace fácil comprobar aplicaciones y como las aplicaciones en Rails suelen ser verificadas.</text:p>
        <text:p text:style-name="P7"/>
        <text:p text:style-name="P7"><text:soft-page-break/>Las aplicaciones en Rails están escritas en Ruby, un moderno lenguaje de guiones con orientación a objetos. Ruby es conciso sin ser ilegible – puede expresar ideas con naturalidad y limpieza en código Ruby, esto hace que los programas sean fáciles de escribir y (lo que es más importante) leer meses más tarde.</text:p>
        <text:p text:style-name="P7"/>
        <text:p text:style-name="P7">Rails lleva a Ruby al límite, extendiéndolo de una manera original que hace más fácil la vida del programador, esto hace más pequeños y legibles nuestros programas. Además nos permite realizar tareas que normalmente haríamos en ficheros de configuración externos dentro del código. El siguiente código define la clase modelo para un proyecto software. No se preocupe por los detalles por ahora. En vez de eso, simplemente piense sobre cuanta información se está expresando en unas pocas líneas de código.</text:p>
        <text:p text:style-name="P7"/>
        <text:p text:style-name="P7">class Proyecto &lt; ActiveRecord::Base</text:p>
        <text:p text:style-name="P7"><text:tab/>pertenece_a<text:tab/><text:tab/><text:tab/>:carpeta</text:p>
        <text:p text:style-name="P7"><text:tab/>tiene_un<text:tab/><text:tab/><text:tab/>:director_del_proyecto</text:p>
        <text:p text:style-name="P7"><text:tab/>tiene_muchos<text:tab/><text:tab/><text:tab/>:hitos</text:p>
        <text:p text:style-name="P7"><text:tab/>tiene_muchas<text:tab/><text:tab/><text:tab/>:entregas, :durante =&gt; :hitos</text:p>
        <text:p text:style-name="P7"><text:tab/>validar_la_presencia_de<text:tab/>:nombre, :descripción</text:p>
        <text:p text:style-name="P7"><text:tab/>validar_la_aceptación_de<text:tab/>:acuerdo_de_confidencialidad</text:p>
        <text:p text:style-name="P7"><text:tab/>validar_la_unicidad_de<text:tab/>:nombre_corto</text:p>
        <text:p text:style-name="P7">end</text:p>
        <text:p text:style-name="P7"/>
        <text:p text:style-name="P7">Los desarrolladores que vienen a Rails encontrarán además una fuerte</text:p>
        <text:p text:style-name="P7"/>
        <text:h text:style-name="Heading_20_1" text:outline-level="1">3. Traducciones más difíciles y técnicas de traducción utilizadas</text:h>
        <table:table table:name="TraduccionesMásDifícilesYTécnicasUtilizadas" table:style-name="TraduccionesMásDifícilesYTécnicasUtilizadas">
          <table:table-column table:style-name="TraduccionesMásDifícilesYTécnicasUtilizadas.A"/>
          <table:table-column table:style-name="TraduccionesMásDifícilesYTécnicasUtilizadas.B"/>
          <table:table-column table:style-name="TraduccionesMásDifícilesYTécnicasUtilizadas.C"/>
          <table:table-row>
            <table:table-cell table:style-name="TraduccionesMásDifícilesYTécnicasUtilizadas.A1" office:value-type="string">
              <text:p text:style-name="Table_20_Heading">En inglés</text:p>
            </table:table-cell>
            <table:table-cell table:style-name="TraduccionesMásDifícilesYTécnicasUtilizadas.A1" office:value-type="string">
              <text:p text:style-name="Table_20_Heading">En español</text:p>
            </table:table-cell>
            <table:table-cell table:style-name="TraduccionesMásDifícilesYTécnicasUtilizadas.C1" office:value-type="string">
              <text:p text:style-name="Table_20_Heading">Técnica utilizada</text:p>
            </table:table-cell>
          </table:table-row>
          <table:table-row>
            <table:table-cell table:style-name="TraduccionesMásDifícilesYTécnicasUtilizadas.A2" office:value-type="string">
              <text:p text:style-name="Table_20_Contents">framework</text:p>
            </table:table-cell>
            <table:table-cell table:style-name="TraduccionesMásDifícilesYTécnicasUtilizadas.A2" office:value-type="string">
              <text:p text:style-name="Table_20_Contents">infraestructura software</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deploy</text:p>
            </table:table-cell>
            <table:table-cell table:style-name="TraduccionesMásDifícilesYTécnicasUtilizadas.A2" office:value-type="string">
              <text:p text:style-name="Table_20_Contents">despliegue (ya que existe una fase de despliegue en la ingeniería del software)</text:p>
            </table:table-cell>
            <table:table-cell table:style-name="TraduccionesMásDifícilesYTécnicasUtilizadas.C2" office:value-type="string">
              <text:p text:style-name="Table_20_Contents">ninguna</text:p>
            </table:table-cell>
          </table:table-row>
          <table:table-row>
            <table:table-cell table:style-name="TraduccionesMásDifícilesYTécnicasUtilizadas.A2" office:value-type="string">
              <text:p text:style-name="Table_20_Contents">unknown toy</text:p>
            </table:table-cell>
            <table:table-cell table:style-name="TraduccionesMásDifícilesYTécnicasUtilizadas.A2" office:value-type="string">
              <text:p text:style-name="Table_20_Contents">desconocido</text:p>
            </table:table-cell>
            <table:table-cell table:style-name="TraduccionesMásDifícilesYTécnicasUtilizadas.C2" office:value-type="string">
              <text:p text:style-name="Table_20_Contents">adaptación</text:p>
            </table:table-cell>
          </table:table-row>
          <table:table-row>
            <table:table-cell table:style-name="TraduccionesMásDifícilesYTécnicasUtilizadas.A2" office:value-type="string">
              <text:p text:style-name="Table_20_Contents">hard-core hackers</text:p>
            </table:table-cell>
            <table:table-cell table:style-name="TraduccionesMásDifícilesYTécnicasUtilizadas.A2" office:value-type="string">
              <text:p text:style-name="Table_20_Contents">hackers avanzados (entiéndase hacker como aquel que le gusta modificar el código fuente de los program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ext:p>
            </table:table-cell>
            <table:table-cell table:style-name="TraduccionesMásDifícilesYTécnicasUtilizadas.A2" office:value-type="string">
              <text:p text:style-name="Table_20_Contents">ya que</text:p>
            </table:table-cell>
            <table:table-cell table:style-name="TraduccionesMásDifícilesYTécnicasUtilizadas.C2" office:value-type="string">
              <text:p text:style-name="Table_20_Contents">inserción de conector</text:p>
            </table:table-cell>
          </table:table-row>
          <table:table-row>
            <table:table-cell table:style-name="TraduccionesMásDifícilesYTécnicasUtilizadas.A2" office:value-type="string">
              <text:p text:style-name="Table_20_Contents">multinational</text:p>
            </table:table-cell>
            <table:table-cell table:style-name="TraduccionesMásDifícilesYTécnicasUtilizadas.A2" office:value-type="string">
              <text:p text:style-name="Table_20_Contents">internacionale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ir job was just <text:soft-page-break/>too damn hard</text:p>
            </table:table-cell>
            <table:table-cell table:style-name="TraduccionesMásDifícilesYTécnicasUtilizadas.A2" office:value-type="string">
              <text:p text:style-name="Table_20_Contents">su trabajo era simplemente demasiado duro</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But easy on its own doesn't cut it</text:p>
            </table:table-cell>
            <table:table-cell table:style-name="TraduccionesMásDifícilesYTécnicasUtilizadas.A2" office:value-type="string">
              <text:p text:style-name="Table_20_Contents">Pero no bastaba con la sencillez</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y wanted to feel that the <text:span text:style-name="T2">applications</text:span> they were developing would stand the test of time</text:p>
            </table:table-cell>
            <table:table-cell table:style-name="TraduccionesMásDifícilesYTécnicasUtilizadas.A2" office:value-type="string">
              <text:p text:style-name="Table_20_Contents">Ellos querían saber que las aplicaciones que estaban desarrollando podían afrontar el paso del tiemp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hacking out sites</text:p>
            </table:table-cell>
            <table:table-cell table:style-name="TraduccionesMásDifícilesYTécnicasUtilizadas.A2" office:value-type="string">
              <text:p text:style-name="Table_20_Contents">crear sitios web</text:p>
            </table:table-cell>
            <table:table-cell table:style-name="TraduccionesMásDifícilesYTécnicasUtilizadas.C2" office:value-type="string">
              <text:p text:style-name="Table_20_Contents">modulación y explicitación</text:p>
            </table:table-cell>
          </table:table-row>
          <table:table-row>
            <table:table-cell table:style-name="TraduccionesMásDifícilesYTécnicasUtilizadas.A2" office:value-type="string">
              <text:p text:style-name="Table_20_Contents">all Rails applications</text:p>
            </table:table-cell>
            <table:table-cell table:style-name="TraduccionesMásDifícilesYTécnicasUtilizadas.A2" office:value-type="string">
              <text:p text:style-name="Table_20_Contents">todas las aplicaciones en Rail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ll the pieces of your application interact in a standard way</text:p>
            </table:table-cell>
            <table:table-cell table:style-name="TraduccionesMásDifícilesYTécnicasUtilizadas.A2" office:value-type="string">
              <text:p text:style-name="Table_20_Contents">todas los componentes de tu aplicación interactuan de una manera común (se refiere a que existe una forma prefijada del paso de mensajes entre objetos, que se suele denominar interacción)</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Professional programmers write tests. And Again, Rails delivers.</text:p>
            </table:table-cell>
            <table:table-cell table:style-name="TraduccionesMásDifícilesYTécnicasUtilizadas.A2" office:value-type="string">
              <text:p text:style-name="Table_20_Contents">Los programadores escriben pruebas y otra vez Rails lo permite</text:p>
            </table:table-cell>
            <table:table-cell table:style-name="TraduccionesMásDifícilesYTécnicasUtilizadas.C2" office:value-type="string">
              <text:p text:style-name="Table_20_Contents">modulación e introducción de conector</text:p>
            </table:table-cell>
          </table:table-row>
          <table:table-row>
            <table:table-cell table:style-name="TraduccionesMásDifícilesYTécnicasUtilizadas.A2" office:value-type="string">
              <text:p text:style-name="Table_20_Contents">As you add functionality to the code, Rails automatically creates test stubs for that functionality.</text:p>
            </table:table-cell>
            <table:table-cell table:style-name="TraduccionesMásDifícilesYTécnicasUtilizadas.A2" office:value-type="string">
              <text:p text:style-name="Table_20_Contents">Cuando añade una funcionalidad al código, automaticamente Rails crea unos interfaces para verificar dicha funcionalidad.</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end to get tested</text:p>
            </table:table-cell>
            <table:table-cell table:style-name="TraduccionesMásDifícilesYTécnicasUtilizadas.A2" office:value-type="string">
              <text:p text:style-name="Table_20_Contents">suelen ser verificad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a modern, object-oriented scripting language</text:p>
            </table:table-cell>
            <table:table-cell table:style-name="TraduccionesMásDifícilesYTécnicasUtilizadas.A2" office:value-type="string">
              <text:p text:style-name="Table_20_Contents">un moderno lenguaje de guiones con orientación a objeto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Ruby is concise without being unintelligibly terse</text:p>
            </table:table-cell>
            <table:table-cell table:style-name="TraduccionesMásDifícilesYTécnicasUtilizadas.A2" office:value-type="string">
              <text:p text:style-name="Table_20_Contents">Ruby es conciso sin ser ilegible</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you can express ideas naturally and cleanly in Ruby code</text:p>
            </table:table-cell>
            <table:table-cell table:style-name="TraduccionesMásDifícilesYTécnicasUtilizadas.A2" office:value-type="string">
              <text:p text:style-name="Table_20_Contents">puede expresar ideas con naturalidad y limpieza en código Ruby</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just as importantly</text:p>
            </table:table-cell>
            <table:table-cell table:style-name="TraduccionesMásDifícilesYTécnicasUtilizadas.A2" office:value-type="string">
              <text:p text:style-name="Table_20_Contents">lo que es más important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also allow us to perform tasks <text:soft-page-break/>that would normally be done in external configuration files inside the codebase instead.</text:p>
            </table:table-cell>
            <table:table-cell table:style-name="TraduccionesMásDifícilesYTécnicasUtilizadas.A2" office:value-type="string">
              <text:p text:style-name="Table_20_Contents">Además nos permite realizar tareas que normalmente haríamos en ficheros de configuración externos dentro del código<text:span text:style-name="T4">.</text:span></text:p>
            </table:table-cell>
            <table:table-cell table:style-name="TraduccionesMásDifícilesYTécnicasUtilizadas.C2" office:value-type="string">
              <text:p text:style-name="Table_20_Contents">modulación y omisión</text:p>
            </table:table-cell>
          </table:table-row>
          <table:table-row>
            <table:table-cell table:style-name="TraduccionesMásDifícilesYTécnicasUtilizadas.A2" office:value-type="string">
              <text:p text:style-name="Table_20_Contents">deliverables</text:p>
            </table:table-cell>
            <table:table-cell table:style-name="TraduccionesMásDifícilesYTécnicasUtilizadas.A2" office:value-type="string">
              <text:p text:style-name="Table_20_Contents">entreg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
            </table:table-cell>
            <table:table-cell table:style-name="TraduccionesMásDifícilesYTécnicasUtilizadas.A2" office:value-type="string">
              <text:p text:style-name="Table_20_Contents"/>
            </table:table-cell>
            <table:table-cell table:style-name="TraduccionesMásDifícilesYTécnicasUtilizadas.C2" office:value-type="string">
              <text:p text:style-name="Table_20_Contents"/>
            </table:table-cell>
          </table:table-row>
          <table:table-row>
            <table:table-cell table:style-name="TraduccionesMásDifícilesYTécnicasUtilizadas.A2" office:value-type="string">
              <text:p text:style-name="Table_20_Contents"/>
            </table:table-cell>
            <table:table-cell table:style-name="TraduccionesMásDifícilesYTécnicasUtilizadas.A2" office:value-type="string">
              <text:p text:style-name="Table_20_Contents"/>
            </table:table-cell>
            <table:table-cell table:style-name="TraduccionesMásDifícilesYTécnicasUtilizadas.C2" office:value-type="string">
              <text:p text:style-name="Table_20_Contents"/>
            </table:table-cell>
          </table:table-row>
          <table:table-row>
            <table:table-cell table:style-name="TraduccionesMásDifícilesYTécnicasUtilizadas.A2" office:value-type="string">
              <text:p text:style-name="Table_20_Contents"/>
            </table:table-cell>
            <table:table-cell table:style-name="TraduccionesMásDifícilesYTécnicasUtilizadas.A2" office:value-type="string">
              <text:p text:style-name="Table_20_Contents"/>
            </table:table-cell>
            <table:table-cell table:style-name="TraduccionesMásDifícilesYTécnicasUtilizadas.C2" office:value-type="string">
              <text:p text:style-name="Table_20_Contents"/>
            </table:table-cell>
          </table:table-row>
        </table:table>
        <text:p text:style-name="Table">Tabla <text:sequence text:ref-name="refTable0" text:name="Table" text:formula="ooow:Table+1" style:num-format="1">1</text:sequence>.: Traducciones más difíciles y técnicas de traducción utilizad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44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Desarrollo Web Ágil con Rails (Redacción)</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5</text:user-defined></text:span></text:p>
          <text:p text:style-name="P4"><text:span text:style-name="T1">Última rev: </text:span><text:span text:style-name="T1"><text:user-defined text:name="Última Revisión">19-XII-07</text:user-defined></text:span></text:p>
          <text:p text:style-name="P4"><text:span text:style-name="T1">Versión: </text:span><text:span text:style-name="T1"><text:user-defined text:name="Versión">0.1</text:user-defined></text:span></text:p>
          <text:p text:style-name="P4"><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sarrollo Web Ágil con Rails (Redacción)</dc:title>
    <dc:description>Descripción del producto

Los archivos en formato odt se abren con Openoffice: 
Descargable en http://www.openoffice.org/
Bajo licencia LGPL-2</dc:description>
    <dc:subject>Traducción de Textos</dc:subject>
    <dc:date>2007-12-19T23:24:42</dc:date>
    <meta:keyword>Redacción</meta:keyword>
    <meta:keyword>Rails</meta:keyword>
    <meta:keyword>Ruby On Rails</meta:keyword>
    <meta:keyword>Ruby</meta:keyword>
    <meta:keyword>Web</meta:keyword>
    <meta:keyword>traducción de textos Rosario Plaza rplaza@fi.upm.es</meta:keyword>
    <meta:editing-cycles>549</meta:editing-cycles>
    <meta:editing-duration>P1DT2H43M36S</meta:editing-duration>
    <meta:user-defined meta:name="Autor">Rubén Paje del Pino</meta:user-defined>
    <meta:user-defined meta:name="Versión">0.1</meta:user-defined>
    <meta:user-defined meta:name="Texto">15</meta:user-defined>
    <meta:user-defined meta:name="Última Revisión">19-XII-07</meta:user-defined>
    <meta:document-statistic meta:table-count="2" meta:image-count="0" meta:object-count="0" meta:page-count="6" meta:paragraph-count="112" meta:word-count="961" meta:character-count="6335"/>
  </office:meta>
</office:document-meta>
</file>